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3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4" style:family="paragraph" style:parent-style-name="Standard">
      <style:paragraph-properties fo:text-align="justify" style:justify-single-word="false"/>
      <style:text-properties style:font-name="Liberation Serif"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5"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ab-stops>
          <style:tab-stop style:position="5.371cm"/>
        </style:tab-stops>
      </style:paragraph-properties>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Liberation Serif" fo:font-size="12pt" fo:font-style="italic" fo:font-weight="bold" style:font-size-asian="12pt" style:font-style-asian="italic" style:font-weight-asian="bold" style:font-name-complex="Times New Roman2" style:font-size-complex="12pt" style:font-weight-complex="bold"/>
    </style:style>
    <style:style style:name="P9" style:family="paragraph" style:parent-style-name="Standard">
      <style:text-properties style:font-name="Liberation Serif" fo:font-size="12pt" fo:font-style="italic" fo:font-weight="bold" style:font-size-asian="12pt" style:font-style-asian="italic" style:font-weight-asian="bold" style:font-name-complex="Times New Roman2" style:font-size-complex="12pt" style:font-style-complex="italic" style:font-weight-complex="bold"/>
    </style:style>
    <style:style style:name="P10" style:family="paragraph" style:parent-style-name="Standard">
      <style:text-properties style:font-name="Liberation Serif"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1" style:family="paragraph" style:parent-style-name="Standard">
      <style:paragraph-properties fo:text-align="justify" style:justify-single-word="false"/>
      <style:text-properties style:font-name="Liberation Serif"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2" style:family="paragraph" style:parent-style-name="Standard">
      <style:paragraph-properties fo:text-align="justify" style:justify-single-word="false"/>
      <style:text-properties style:font-name="Liberation Serif" fo:font-size="12pt" fo:font-style="italic" fo:font-weight="bold" style:font-name-asian="Times New Roman1" style:font-size-asian="12pt" style:font-style-asian="italic" style:font-weight-asian="bold" style:font-name-complex="Times New Roman2" style:font-size-complex="12pt" style:font-style-complex="italic" style:font-weight-complex="bold"/>
    </style:style>
    <style:style style:name="P13"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ab-stops>
          <style:tab-stop style:position="5.371cm"/>
        </style:tab-stops>
      </style:paragraph-properties>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7" style:family="paragraph" style:parent-style-name="Standard">
      <style:text-properties style:font-name="Liberation Serif" fo:font-size="12pt" fo:font-style="italic" style:font-size-asian="12pt" style:font-style-asian="italic" style:font-size-complex="12pt" style:font-style-complex="italic"/>
    </style:style>
    <style:style style:name="P18"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style:font-name="Liberation Serif" fo:font-size="12pt" fo:font-style="italic" style:font-size-asian="12pt" style:font-style-asian="italic" style:font-name-complex="Times New Roman2" style:font-size-complex="12pt" style:font-style-complex="italic"/>
    </style:style>
    <style:style style:name="P20" style:family="paragraph" style:parent-style-name="Standard">
      <style:paragraph-properties fo:text-align="justify"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1" style:family="paragraph" style:parent-style-name="Standard">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Standard">
      <style:paragraph-properties fo:text-align="justify" style:justify-single-word="false"/>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P23" style:family="paragraph" style:parent-style-name="Standard">
      <style:text-properties style:font-name="Liberation Serif" fo:font-size="12pt" style:font-size-asian="12pt" style:font-size-complex="12pt"/>
    </style:style>
    <style:style style:name="P24" style:family="paragraph" style:parent-style-name="Standard">
      <style:paragraph-properties fo:text-align="justify" style:justify-single-word="false"/>
      <style:text-properties style:font-name="Liberation Serif" fo:font-size="12pt" style:font-size-asian="12pt" style:font-size-complex="12pt"/>
    </style:style>
    <style:style style:name="P25" style:family="paragraph" style:parent-style-name="Standard">
      <style:text-properties style:font-name="Liberation Serif" fo:font-size="12pt" style:font-size-asian="12pt" style:font-name-complex="Times New Roman2" style:font-size-complex="12pt"/>
    </style:style>
    <style:style style:name="P26" style:family="paragraph" style:parent-style-name="Standard">
      <style:paragraph-properties fo:text-align="justify" style:justify-single-word="false"/>
      <style:text-properties style:font-name="Liberation Serif" fo:font-size="12pt" style:font-size-asian="12pt" style:font-name-complex="Times New Roman2" style:font-size-complex="12pt"/>
    </style:style>
    <style:style style:name="P27" style:family="paragraph" style:parent-style-name="Standard">
      <style:text-properties style:font-name="Liberation Serif" fo:font-size="12pt" fo:font-weight="bold" style:font-size-asian="12pt" style:font-weight-asian="bold" style:font-size-complex="12pt" style:font-weight-complex="bold"/>
    </style:style>
    <style:style style:name="P28" style:family="paragraph" style:parent-style-name="Standard">
      <style:text-properties style:font-name="Liberation Serif" fo:font-size="12pt" fo:font-weight="bold" style:font-size-asian="12pt" style:font-size-complex="12pt"/>
    </style:style>
    <style:style style:name="P29" style:family="paragraph" style:parent-style-name="Standard">
      <style:text-properties style:font-name="Liberation Serif"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style:font-name-asian="Liberation Serif1" style:font-size-asian="12pt" style:font-name-complex="Liberation Serif1" style:font-size-complex="12pt"/>
    </style:style>
    <style:style style:name="P31" style:family="paragraph" style:parent-style-name="Standard">
      <style:text-properties style:text-line-through-style="none" style:font-name="Liberation Serif"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style:text-line-through-style="none" style:font-name="Liberation Serif"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style:text-line-through-style="none" style:font-name="Liberation Serif" fo:font-size="12pt" fo:font-style="italic" style:text-underline-style="none" style:text-blinking="false" style:font-size-asian="12pt" style:font-style-asian="italic" style:font-size-complex="12pt" style:font-style-complex="italic"/>
    </style:style>
    <style:style style:name="P34" style:family="paragraph" style:parent-style-name="Standard">
      <style:text-properties style:text-line-through-style="none" style:font-name="Liberation Serif" fo:font-size="12pt" fo:font-style="italic" style:text-underline-style="none" fo:font-weight="bold" style:text-blinking="false" style:font-size-asian="12pt" style:font-style-asian="italic" style:font-weight-asian="bold" style:font-size-complex="12pt" style:font-style-complex="italic" style:font-weight-complex="bold"/>
    </style:style>
    <style:style style:name="P35" style:family="paragraph" style:parent-style-name="Standard">
      <style:paragraph-properties fo:text-align="justify" style:justify-single-word="false"/>
      <style:text-properties style:text-line-through-style="none" style:font-name="Liberation Serif" fo:font-size="12pt" fo:font-style="italic" style:text-underline-style="none" fo:font-weight="bold" style:text-blinking="false" style:font-size-asian="12pt" style:font-style-asian="italic" style:font-weight-asian="bold" style:font-size-complex="12pt" style:font-style-complex="italic" style:font-weight-complex="bold"/>
    </style:style>
    <style:style style:name="P36" style:family="paragraph" style:parent-style-name="First_20_line_20_indent">
      <style:paragraph-properties fo:margin-left="0cm" fo:margin-right="0cm" fo:text-align="justify" style:justify-single-word="false" fo:text-indent="0cm" style:auto-text-indent="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First_20_line_20_indent">
      <style:paragraph-properties fo:margin-left="0cm" fo:margin-right="0cm" fo:text-align="justify" style:justify-single-word="false" fo:text-indent="0cm" style:auto-text-indent="false">
        <style:tab-stops>
          <style:tab-stop style:position="5.371cm"/>
        </style:tab-stops>
      </style:paragraph-properties>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First_20_line_20_indent">
      <style:paragraph-properties fo:margin-left="0cm" fo:margin-right="0cm" fo:text-align="justify" style:justify-single-word="false" fo:text-indent="0cm" style:auto-text-indent="false"/>
      <style:text-properties style:font-name="Liberation Serif" fo:font-size="12pt" fo:font-style="italic" style:font-size-asian="12pt" style:font-style-asian="italic" style:font-size-complex="12pt" style:font-style-complex="italic"/>
    </style:style>
    <style:style style:name="P39" style:family="paragraph" style:parent-style-name="Table_20_Contents">
      <style:text-properties style:font-name="Liberation Serif" fo:font-size="12pt" style:font-size-asian="12pt" style:font-size-complex="12pt"/>
    </style:style>
    <style:style style:name="P40" style:family="paragraph" style:parent-style-name="Standard" style:list-style-name="L1">
      <style:text-properties style:font-name="Liberation Serif" fo:font-size="12pt" fo:font-style="italic" fo:font-weight="bold" style:font-size-asian="12pt" style:font-style-asian="italic" style:font-weight-asian="bold" style:font-name-complex="Times New Roman2" style:font-size-complex="12pt" style:font-style-complex="italic" style:font-weight-complex="bold"/>
    </style:style>
    <style:style style:name="P41" style:family="paragraph" style:parent-style-name="Standard" style:list-style-name="L3">
      <style:text-properties style:font-name="Liberation Serif" fo:font-size="12pt" fo:font-style="italic" fo:font-weight="bold" style:font-size-asian="12pt" style:font-style-asian="italic" style:font-weight-asian="bold" style:font-name-complex="Times New Roman2" style:font-size-complex="12pt" style:font-style-complex="italic" style:font-weight-complex="bold"/>
    </style:style>
    <style:style style:name="P42" style:family="paragraph" style:parent-style-name="Standard" style:list-style-name="L3">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6">
      <style:paragraph-properties fo:text-align="justify" style:justify-single-word="false">
        <style:tab-stops>
          <style:tab-stop style:position="5.371cm"/>
        </style:tab-stops>
      </style:paragraph-properties>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list-style-name="L5">
      <style:text-properties style:font-name="Liberation Serif" fo:font-size="12pt" fo:font-style="italic" fo:font-weight="bold" style:font-size-asian="12pt" style:font-style-asian="italic" style:font-size-complex="12pt" style:font-style-complex="italic"/>
    </style:style>
    <style:style style:name="P45" style:family="paragraph" style:parent-style-name="Standard" style:list-style-name="L3">
      <style:paragraph-properties fo:text-align="justify" style:justify-single-word="false"/>
      <style:text-properties style:font-name="Liberation Serif"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6" style:family="paragraph" style:parent-style-name="Standard" style:list-style-name="L4">
      <style:paragraph-properties fo:text-align="justify" style:justify-single-word="false"/>
      <style:text-properties style:font-name="Liberation Serif"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47" style:family="paragraph" style:parent-style-name="Standard" style:list-style-name="L5">
      <style:paragraph-properties fo:text-align="justify" style:justify-single-word="false"/>
      <style:text-properties style:font-name="Liberation Serif"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48" style:family="paragraph" style:parent-style-name="Standard" style:list-style-name="L4">
      <style:paragraph-properties fo:text-align="justify" style:justify-single-word="false"/>
      <style:text-properties style:font-name="Liberation Serif"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49" style:family="paragraph" style:parent-style-name="Standard" style:list-style-name="L5">
      <style:paragraph-properties fo:text-align="justify" style:justify-single-word="false"/>
      <style:text-properties style:font-name="Liberation Serif"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50"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51" style:family="paragraph" style:parent-style-name="Standard" style:list-style-name="L5">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52" style:family="paragraph" style:parent-style-name="Standard">
      <style:paragraph-properties fo:text-align="justify" style:justify-single-word="false"/>
      <style:text-properties style:font-name="Liberation Serif" fo:font-size="12pt" fo:font-style="italic" style:font-size-asian="12pt" style:font-style-asian="italic" style:font-name-complex="Times New Roman2" style:font-size-complex="12pt" style:font-style-complex="italic"/>
    </style:style>
    <style:style style:name="P53" style:family="paragraph" style:parent-style-name="Standard" style:list-style-name="L2">
      <style:text-properties style:font-name="Liberation Serif" fo:font-size="12pt" fo:font-weight="bold" style:font-size-asian="12pt" style:font-weight-asian="bold" style:font-size-complex="12pt" style:font-weight-complex="bold"/>
    </style:style>
    <style:style style:name="P54" style:family="paragraph" style:parent-style-name="Standard" style:list-style-name="L5">
      <style:paragraph-properties fo:text-align="justify" style:justify-single-word="false"/>
      <style:text-properties style:font-name="Liberation Serif" fo:font-size="12pt" style:font-size-asian="12pt" style:font-size-complex="12pt"/>
    </style:style>
    <style:style style:name="P55" style:family="paragraph" style:parent-style-name="Standard" style:list-style-name="L5">
      <style:text-properties style:font-name="Liberation Serif" fo:font-size="12pt" style:font-size-asian="12pt" style:font-size-complex="12pt"/>
    </style:style>
    <style:style style:name="P56" style:family="paragraph" style:parent-style-name="Standard" style:list-style-name="L5">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57" style:family="paragraph" style:parent-style-name="Standard" style:list-style-name="L3">
      <style:text-properties style:font-name="Liberation Serif"/>
    </style:style>
    <style:style style:name="P58" style:family="paragraph" style:parent-style-name="First_20_line_20_indent" style:list-style-name="L6">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59" style:family="paragraph" style:parent-style-name="First_20_line_20_indent" style:list-style-name="L6">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fo:font-weight="bold" style:font-name-asian="Liberation Serif1" style:font-weight-asian="bold" style:font-name-complex="Liberation Serif1" style:font-weight-complex="bold"/>
    </style:style>
    <style:style style:name="T5" style:family="text">
      <style:text-properties fo:font-weight="normal" style:font-weight-asian="normal" style:font-weight-complex="normal"/>
    </style:style>
    <style:style style:name="T6" style:family="text">
      <style:text-properties fo:font-weight="normal" style:font-name-asian="Times New Roman1" style:font-weight-asian="normal" style:font-name-complex="Times New Roman1"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style-complex="italic"/>
    </style:style>
    <style:style style:name="T10"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14" style:family="text">
      <style:text-properties fo:font-style="italic" style:font-name-asian="Liberation Serif1" style:font-style-asian="italic" style:font-name-complex="Liberation Serif1" style:font-style-complex="italic"/>
    </style:style>
    <style:style style:name="T15" style:family="text">
      <style:text-properties fo:font-style="italic" style:font-name-asian="WenQuanYi Micro Hei" style:font-style-asian="italic" style:font-name-complex="Lohit Hindi" style:font-style-complex="italic"/>
    </style:style>
    <style:style style:name="T16" style:family="text">
      <style:text-properties style:font-name="Liberation Serif" fo:font-size="12pt" fo:font-style="italic" style:font-size-asian="12pt" style:font-style-asian="italic" style:font-name-complex="Times New Roman2" style:font-size-complex="12pt" style:font-style-complex="italic"/>
    </style:style>
    <style:style style:name="T17" style:family="text">
      <style:text-properties style:font-name="Liberation Serif" fo:font-size="12pt" fo:font-style="italic" style:font-size-asian="12pt" style:font-style-asian="italic" style:font-size-complex="12pt" style:font-style-complex="italic"/>
    </style:style>
    <style:style style:name="T18" style:family="text">
      <style:text-properties style:font-name="Liberation Serif" fo:font-size="12pt" fo:font-style="italic" fo:font-weight="bold" style:font-size-asian="12pt" style:font-style-asian="italic" style:font-weight-asian="bold" style:font-name-complex="Times New Roman2" style:font-size-complex="12pt" style:font-style-complex="italic" style:font-weight-complex="bold"/>
    </style:style>
    <style:style style:name="T19"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Liberation Serif"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1" style:family="text">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T22" style:family="text">
      <style:text-properties style:font-name="Liberation Serif"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3" style:family="text">
      <style:text-properties style:font-name="Liberation Serif" fo:font-style="italic" fo:font-weight="normal" style:font-name-asian="Times New Roman1" style:font-style-asian="italic" style:font-weight-asian="normal" style:font-name-complex="Times New Roman1" style:font-style-complex="italic" style:font-weight-complex="normal"/>
    </style:style>
    <style:style style:name="T24" style:family="text">
      <style:text-properties style:text-line-through-style="none" fo:font-style="italic" style:text-underline-style="none" fo:font-weight="normal" style:text-blinking="false" style:font-style-asian="italic" style:font-weight-asian="normal" style:font-style-complex="italic" style:font-weight-complex="normal"/>
    </style:style>
    <style:style style:name="T25" style:family="text">
      <style:text-properties style:text-line-through-style="none" fo:font-style="italic" style:text-underline-style="none" fo:font-weight="normal" style:text-blinking="false" style:font-name-asian="Liberation Serif1" style:font-style-asian="italic" style:font-weight-asian="normal" style:font-name-complex="Liberation Serif1" style:font-style-complex="italic" style:font-weight-complex="normal"/>
    </style:style>
    <style:style style:name="T26" style:family="text">
      <style:text-properties style:text-line-through-style="none" fo:font-style="italic" style:text-underline-style="none" fo:font-weight="bold" style:text-blinking="false" style:font-name-asian="Liberation Serif1" style:font-style-asian="italic" style:font-weight-asian="bold" style:font-name-complex="Liberation Serif1" style:font-style-complex="italic" style:font-weight-complex="bold"/>
    </style:style>
    <style:style style:name="T27" style:family="text">
      <style:text-properties fo:font-size="12pt" fo:font-style="italic" fo:font-weight="bold" style:font-size-asian="12pt" style:font-style-asian="italic" style:font-weight-asian="bold" style:font-name-complex="Times New Roman2" style:font-size-complex="12pt" style:font-style-complex="italic" style:font-weight-complex="bold"/>
    </style:style>
    <style:style style:name="T28" style:family="text">
      <style:text-properties fo:font-size="12pt" fo:font-style="italic" fo:font-weight="bold" style:font-size-asian="12pt" style:font-style-asian="italic" style:font-weight-asian="bold" style:font-name-complex="Times New Roman2" style:font-size-complex="12pt" style:font-weight-complex="bold"/>
    </style:style>
    <style:style style:name="T29" style:family="text">
      <style:text-properties fo:font-size="12pt" fo:font-weight="bold" style:font-size-asian="12pt" style:font-weight-asian="bold" style:font-name-complex="Times New Roman2" style:font-size-complex="12pt" style:font-weight-complex="bold"/>
    </style:style>
    <style:style style:name="T30" style:family="text">
      <style:text-properties fo:font-size="12pt" style:font-size-asian="12pt" style:font-name-complex="Times New Roman2" style:font-size-complex="12pt"/>
    </style:style>
    <style:style style:name="T31" style:family="text">
      <style:text-properties style:font-name-asian="Times New Roman1" style:font-name-complex="Times New Roman1"/>
    </style:style>
    <style:style style:name="T32" style:family="text">
      <style:text-properties style:font-name-asian="Liberation Serif1" style:font-name-complex="Liberation Serif1"/>
    </style:style>
    <style:style style:name="T33" style:family="text">
      <style:text-properties style:font-weight-asian="normal" style:font-weight-complex="normal"/>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23"><text:span text:style-name="T7">Titre du mémoire : </text:span><text:span text:style-name="T12">Conception et réalisation d'une plateforme de conduite d'inventaires des produits dans une entreprise par la technologie mobile hybride : Cas d'Adorsys SA.</text:span></text:p>
      <text:p text:style-name="P13"/>
      <text:p text:style-name="P5"/>
      <text:p text:style-name="P17"/>
      <text:p text:style-name="P17"><text:span text:style-name="T1">1- Contexte et cadre du travail :</text:span><text:line-break/></text:p>
      <text:p text:style-name="P5">Motivations du choix du thème </text:p>
      <text:p text:style-name="P23"/>
      <text:p text:style-name="P24"><text:s text:c="4"/><text:span text:style-name="T11"><text:s text:c="2"/>Le thème soumis à notre réflexion est étroitement en rapport avec un projet en cours de chez Adorsys. En effet, depuis quelques temps déjà, l'entreprise Adorsys à mis sur le marché une application de gestion professionnelle ( Stocks, Fournisseurs, Caisse, Partenaires, Inventaires, Approvisionnement, Catalogue etc)de grandes surfaces ( Supermarché, Pharmacie etc). Une des fonctionnalitée majeure de la dite application concerne la gestion des stocks/lots. </text:span></text:p>
      <text:p text:style-name="P17"/>
      <text:p text:style-name="P18"><text:s text:c="5"/>Adorsys a entrepris comme projet interne ( sous aucune demande de clients) d'améliorer la dite application, afin que celle ci soit disponible plus seulement pour les grandes surfaces, mais aussi, pour les plus petites, Adorsys voudrait meme que le simple boutiquier du quartier, puisse se procurer une telle application pour sa gestion, bien entendu, celui ci pourrait éventuellement payer pour avoir uniquement les fonctionnalitées qui lui seraient utililes. </text:p>
      <text:p text:style-name="P18"/>
      <text:p text:style-name="P18"><text:s text:c="2"/>C'est pas la prémière fois que Adorsys décide d'améliorer cette application de gestion professionnelle. Depuis sa mise sur le marché, j'usqu'à nos jours, l'application <text:span text:style-name="T2">ADBIZ</text:span>(Adorsys Bizness) à connu plusieurs évolutions. La différentes évolutions de la dite application sont les suivantes :</text:p>
      <text:p text:style-name="P18"/>
      <text:p text:style-name="P14"><text:s text:c="2"/><text:span text:style-name="T31">● <text:s/></text:span><text:span text:style-name="T3">1ere Version </text:span><text:span text:style-name="T31">: Elle était dédiée uniquement aux pharmacies ( ADPharma : Adorsys Pharmacie)</text:span></text:p>
      <text:p text:style-name="P14"><text:span text:style-name="T31"><text:s text:c="2"/>● </text:span><text:span text:style-name="T3">2ième version</text:span><text:span text:style-name="T31"> : Elle était construite avec des technologies très avancées, de ce fait, cette version n'a pas connus un grand succès au cameroun.</text:span></text:p>
      <text:p text:style-name="P14"><text:span text:style-name="T31"><text:s text:c="3"/>● </text:span><text:span text:style-name="T3">3ième versiion</text:span><text:span text:style-name="T31"> : Elle à été améliorer afin de répondre à toutes les grandes surfaces, plus seulement aux pharmacies.</text:span></text:p>
      <text:p text:style-name="P14"><text:span text:style-name="T31"><text:s text:c="2"/>● </text:span><text:span text:style-name="T3">Actuellement c'est le 4ième amélioration</text:span><text:span text:style-name="T31"> qui est en train de voir le jour . Cette version est marqué par deux points forts: D'abord le fait d'etre accessible non plus seulement aux grandes surfaces, mais aussi, aux surfaces de petites et moyennes tailles . Ensuite, la version grand public qui devra tourner sur des mobiles </text:span><text:span text:style-name="T3">AMBIZ</text:span><text:span text:style-name="T31">(Adorsys Mobile Bizness). C'est dans cette optique que ce sujet de mémoire à été proposé. Les projets autours d'AMBIZ seront nombreux : </text:span><text:span text:style-name="T3">AMBIZ-Catalogue, AMBIZ-Fournisseurs, AMBIZ-Caisse</text:span><text:span text:style-name="T31">, etc. et enfin </text:span><text:span text:style-name="T3">AMBIZ-Inventories </text:span><text:span text:style-name="T31">qui nous concerne dans le cas du présent mémoire, et dont le rôle majeur est d</text:span><text:span text:style-name="T3"> </text:span><text:span text:style-name="T31">introduire une nouvelle manière de faires des inventaires en utilisant les smatphones.</text:span></text:p>
      <text:p text:style-name="P16"/>
      <text:p text:style-name="P18"><text:span text:style-name="T5"><text:s text:c="7"/>Ayant donc intégrer cette entreprise dans le cadre du stage de fin d'études, j'ai eu le privilège d'intégrer leur équipe de développement. La tache qui m'a été confiée est une innovation que l'équipe d'Adorsys aimerait apporter à son application de gestion professionnelle : Mener à bien le projet </text:span><text:span text:style-name="T2">AMBIZ-Inventories</text:span><text:span text:style-name="T5"> .</text:span><text:span text:style-name="T2"> Ce projet consiste au développement d'une application mobile hybride devant etre intégrée à l'application Web existante afin d'améliorer la réalisations des inventaires</text:span><text:span text:style-name="T5"> </text:span><text:span text:style-name="T2">des produits, et ceci en utilisant la technologie du codes à barres .</text:span></text:p>
      <text:p text:style-name="P17"/>
      <text:p text:style-name="P17">Les facteurs qui ont motiver le choix du présent thème sont les suivants :</text:p>
      <text:p text:style-name="P17"><text:soft-page-break/></text:p>
      <text:p text:style-name="P18"><text:span text:style-name="T31">● </text:span><text:span text:style-name="T3">Erreurs, Lenteurs remarquées lors de la réalisation manuelle des inentaires</text:span><text:span text:style-name="T31"> : Dans certaines </text:span><text:span text:style-name="T31">grandes surfaces, tels les pharmacies, certains produits possèdents exactement le meme nom, la différence intervenant simplement au niveau du grammage. Lors de la réalisation des inventaires, des erreurs d'innatentions (Fatigue, etc) peuvent se glisser, Ce qui ammènent généralement les agents chargés de la réalisation des inventaires à renseigner manuellement des noms érronés de produits mais aussi des quantitées physiques éronnées s'agissant des produits présent dans les rayons.</text:span></text:p>
      <text:p text:style-name="P21"/>
      <text:p text:style-name="P21">La présente application se chargera donc de réduire au maximum ces errreurs en utilisant la technologie du code à barres : L'agent chargé de la réalisation des inventaires n'est plus obligé de renseigner manuellement les informations relatives à un produit. Il pourra scanner le code barre sur le produit, ce qui permettra de retouver les informations cataloguées à propos du produit en question.</text:p>
      <text:p text:style-name="P3"/>
      <text:p text:style-name="P3">NB : Le module de gestion de lots du logiciel existant devra donc lui meme definir son propre système de codes à barres lorsque le produit est catalogué (codes à barres interne) pour l'identification des différents produits, ce qui rendrait cette reconnaissance aisée, une fois après avoir acquit le code présent sur chaque produit.</text:p>
      <text:p text:style-name="P22"/>
      <text:p text:style-name="P18"><text:span text:style-name="T31">● </text:span><text:span text:style-name="T3">Dématérialisation des objets de gestion  </text:span><text:span text:style-name="T31">: </text:span>Dans l'application de gestion professionnelle en cours de développement <text:s/>par adorsys, <text:s/>les inventaires sont réalisés de la <text:s/>manière suivante : </text:p>
      <text:p text:style-name="P17"/>
      <text:p text:style-name="P18"><text:s text:c="5"/>Le gérant de la grande surface pour la réalisation des inventaires <text:s/>( Calcul des écarts entre les quantitées présentes en machine et celles présentes dans les rayons ) devait depuis son bureau <text:s/>se rendre sur le module de l'application dédié aux inventaires, recencer les produits pour lequels les inventaires doivent etres réalisés, imprimer des fiches dédiées à cet effet. Une fiche par produit, ce dernier devait par la suite remettre ces différentes fiches aux responssables chargés de la réalisation des dits inventaires. Ceux ci <text:s/>à leurs tour, <text:s/>doivent se rendre dans les rayons munis de cette fiche afin de renseiger pour chacun des produits concerné, les quantitées physiques présentes dans les rayons après comptage des produits en question.</text:p>
      <text:p text:style-name="P17"/>
      <text:p text:style-name="P18"><text:s text:c="4"/>Après quoi, ils rentreront au bureau du gestionnaire avec les dites fiches . Le gestionnaire, doit alors par la suite entrer ces quantitées physiques <text:s/>en machine pour enfin déclencher via l'application le calcul des écarts . Ce qui est fastudieux lorsque le nombre d'inventaires est important (notons que nous sommes dans des grandes surfaces).</text:p>
      <text:p text:style-name="P17"/>
      <text:p text:style-name="P18"><text:s text:c="5"/>Soucieux de l'informatisation complète de ce processsus, Adorsys à voulu complètement dématérialiser ces objets de gestion (représentés par des fiches, des stylos etc... ) et à donc décidé d'informatiser cette <text:s/>partie du processus de réalisation d'inventaires.</text:p>
      <text:p text:style-name="P23"/>
      <text:p text:style-name="P18"><text:s text:c="3"/>Le gestionnire depuis son bureau, à partir du module de gestion des stocks, doit etre capable d'envoyer la liste des inventaires à réaliser aux gestionnaires de stocks sur leurs smartphones, <text:s text:c="3"/>ces derniers après avoir recu ces notifications et après avoir éffectuer les inventaires doivent pouvoir via l'application mobile retourner les quantités au gestionnaire sur l'application desktop, afin que ce dernier puisse éffectuer le calcul des écarts. </text:p>
      <text:p text:style-name="P17"/>
      <text:p text:style-name="P18"><text:span text:style-name="T31">● </text:span><text:span text:style-name="T3">Innovation</text:span><text:span text:style-name="T31"> </text:span><text:span text:style-name="T3">et Amélioration de l'application de gestion professionnelle existante : </text:span><text:span text:style-name="T6"><text:s/>adorsys voudrait apporter l'innovation en utilisant les différentes ressources et <text:s/>fonctionnalitées disponibles sur <text:s/>Smartphones ( appareils photos, systèmes d'exploitations évolués, grande mémoire de stockages, etc) pouvant etre utiles pour <text:s/>la réalisation des inventaires, et qui ne seraient pas utilisés à juste valeurs par les camerounais.</text:span></text:p>
      <text:p text:style-name="P11"><text:soft-page-break/></text:p>
      <text:p text:style-name="P18"><text:span text:style-name="T3">● <text:s/>Cherté des solutions de réalisations d'inventaires en utlisant des appareils dédiés à cet effet ( appareils dédiés à la lectures des codes à barres), et Abscence d'une telle solution adaptée à leurs contexte ( Solution 100% camerounaise) sur le marché : </text:span><text:span text:style-name="T6">Des</text:span> solutions pour la réalisation fiable d'inventaires existent , mais ces dernières ne répondent cependant pas aux problèmes d'adorsys, car, elles ne peuvent pas etres intégrées à un tierce Logiciel de gestion professionnel, notament celui qui est en train d'etre amélioré par adorsys , car n'ayant pas <text:s/>étées developpées à l'origine pour de tels besoins . D'ou la necessité de construire une nouvelle qui répondra à ce besion.</text:p>
      <text:p text:style-name="P19"><text:span text:style-name="T6"/></text:p>
      <text:p text:style-name="P19"><text:span text:style-name="T6">● </text:span><text:span text:style-name="T3">Prix élevés des lecteurs de codes à barres comparativement aux téléphones portables.</text:span></text:p>
      <text:p text:style-name="P10"/>
      <text:p text:style-name="P18"><text:span text:style-name="T31">● </text:span><text:span text:style-name="T3">Premier pas vers le début du développement de la version grand public de l'application de gestion professionnelle (AMBIZ): </text:span><text:span text:style-name="T6">Adorsys compte à l'avenir développer une version grand public pour cette application de gestion (développement des applications mobiles en relations avec les différents modules de l'application cités plus haut). Ainsi donc Le développemnt de cette application mobile en relation avec le module de gestion des Inventaires constitue un premier pas vers cet objectif.</text:span></text:p>
      <text:p text:style-name="P16"/>
      <text:p text:style-name="P25"><text:span text:style-name="T23">● </text:span><text:span text:style-name="T8">L’essor du mobile et l’implantation de la 3G</text:span></text:p>
      <text:p text:style-name="P8"/>
      <text:p text:style-name="P26"><text:s text:c="3"/><text:span text:style-name="T11"><text:s/>L’essor du mobile et l’implantation de la 3G , et déjà de la 4G au Cameroun constitue un atout formidable pour la vulgarisation de l’usage du mobile à d’autres fins.</text:span></text:p>
      <text:p text:style-name="P19"><text:s text:c="4"/>Il est étonnant de constater la célérité avec laquelle les smartphones (bien que de qualité parfois médiocre) gagnent du terrain. Le Cameroun contrairement à d’autres pays comme la France n’a vraiment pas adopté internet car l’usage de celui-ci est resté très limité et son potentiel presque réduit à néant. Cet échec n’est pas surement pas à mettre au compte des camerounais, très friands de technologies. </text:p>
      <text:p text:style-name="P19"><text:s text:c="7"/>Néanmoins, l’internet mobile à mon avis semble emprunter un chemin différent pour un destin non funeste. La question qui taraude tous les esprits, les campagnes publicitaires de nos amis Orange et MTN en disent long, est celle de savoir : quelle sera la prochaine Killer Application au Cameroun et même au-delà de ses frontières. </text:p>
      <text:p text:style-name="P19"><text:s text:c="6"/>Avec <text:s/>l’équipement <text:s/>en <text:s/>ordinateurs aujourd’hui <text:s/>généralisé, <text:s/>le <text:s/>haut-débit, <text:s/>l’accès <text:s/>mobile <text:s/>à <text:s/>Internet, <text:s/>les smartphones, les iPhones et autres iPads qui accompagnent les gens partout, <text:s/>en <text:s/>permanence, <text:s/>ce <text:s/>qui <text:s/>était <text:s/>une <text:s/>bulle <text:s/>digitale <text:s/>est <text:s/>entré dans la vraie vie, créant des occasions supplémentaires d'utilisations.</text:p>
      <text:p text:style-name="P19"><text:s text:c="7"/>Une révolution est donc en marche pour nous et pour les générations futures, un important boulevard est en train de s’ouvrir, <text:s/>et il ne faut pas tarder à s’y engouffrer</text:p>
      <text:p text:style-name="P16"/>
      <text:p text:style-name="P9"/>
      <text:p text:style-name="P9"/>
      <text:p text:style-name="P2"><text:span text:style-name="T22">●</text:span><text:span text:style-name="T20"> </text:span><text:span text:style-name="T28">Besoins de salubrité dans les villes du Cameroun, </text:span><text:span text:style-name="T27">et préservation de la nature.</text:span><text:span text:style-name="T29"> <text:s/></text:span><text:span text:style-name="T30"><text:s/></text:span></text:p>
      <text:p text:style-name="P25"/>
      <text:p text:style-name="P19">En effet, l'utilisation du papier pour la réalisation des inventaires contribue grandement à la destruction de notre environement . Or nous sommes sans ignorer que l’émergence en 2035 passe nécessairement par des villes propres et la protection de notre environnement.</text:p>
      <text:list xml:id="list1461399493" text:style-name="L1">
        <text:list-header>
          <text:p text:style-name="P40"/>
        </text:list-header>
      </text:list>
      <text:p text:style-name="P12"/>
      <text:p text:style-name="P18"><text:span text:style-name="T6">● </text:span><text:span text:style-name="T3">Ma passion pour le développement d'applications pour mobiles : </text:span><text:span text:style-name="T6">En effet, ayant discuté avec moi sur mes attentes à propos du présent stage, ces derniers ont découverts en moi cette passion pour le développement d'applications mobiles. Ainsi donc, ils ont décider de m'orienter et de me soutenir dans cette voie en me proposant ce thème comme sujet de mémoire de fin d'études.</text:span></text:p>
      <text:p text:style-name="P17"><text:soft-page-break/></text:p>
      <text:p text:style-name="P17"/>
      <text:p text:style-name="P17"/>
      <text:p text:style-name="P6">Présentation du site d'application : adorsys </text:p>
      <text:p text:style-name="P18"/>
      <text:p text:style-name="P6">Présentation du site d'application</text:p>
      <text:p text:style-name="P14"/>
      <text:p text:style-name="P14"><text:span text:style-name="T2"><text:s/>Le groupe</text:span> <text:span text:style-name="T2">adorsys</text:span></text:p>
      <text:p text:style-name="P14"/>
      <text:p text:style-name="P14"><text:s text:c="7"/>Adorsys est un groupe allemand (dépendant du droit allemend) créer par un camerounais : Francis Pouatcha qui à décidé de se lancer dans l'entrepreuneuriat, après avoir étudier et travailler en allemagne.</text:p>
      <text:p text:style-name="P14"><text:s text:c="3"/>Adorsys est donc un ensemble de 03 entreprises indépendantes tant au niveau du fonctionnement qu'au niveau du secteur d'activitées, bien que toutes liés par le <text:s/>propriétaire. Adorsys à l'heure actuel emploie près de 122 personnes dans le monde répartis dans ses différentes entités comme suit :</text:p>
      <text:p text:style-name="P14"/>
      <text:p text:style-name="P1"><text:span text:style-name="T17"><text:s text:c="4"/></text:span><text:span text:style-name="T21">●</text:span><text:span text:style-name="T17"> <text:s/>La première entité du groupe (</text:span><text:a xlink:type="simple" xlink:href="http://www.adorsys.de/"><text:span text:style-name="T17">www.adorsys.de</text:span></text:a><text:span text:style-name="T17">) est basée en allemagne. Crée en 2006, elle est spécialisée dans le développement de solutions et applications dédiées aux banques et aux assurances. Cette entité compte près de 100 employés, et dispose de 03 directeurs généraux.</text:span></text:p>
      <text:p text:style-name="P14"/>
      <text:p text:style-name="P1"><text:span text:style-name="T17"><text:s text:c="5"/></text:span><text:span text:style-name="T21">●</text:span><text:span text:style-name="T19"> </text:span><text:span text:style-name="T17">La deuxième entité quand à elle à été crée en 2008 <text:s/>aux états unis (</text:span><text:a xlink:type="simple" xlink:href="http://www.adorsys.com/"><text:span text:style-name="T17">www.adorsys.com</text:span></text:a><text:span text:style-name="T17">), elle est spécialisée dans le domaine de la sécurité informatique , emploie près de 10 personnes, et dispose d'un directeur général.</text:span></text:p>
      <text:p text:style-name="P14"/>
      <text:p text:style-name="P14"><text:s/><text:span text:style-name="T2"><text:s text:c="2"/></text:span><text:s text:c="2"/><text:span text:style-name="T31">● </text:span>La troisième et dernière entité, celle qui nous intéresse est celle du cameroun, crée en 2011, basée à Douala, est spécialisée dans les solutions et applications de gestion professionnelles et du risque. Cette entité emploie près de 14 personnes , et dispose d'un directeur général. Adorsys développe régulièrement des applications pour des entreprises connues(Afriland First Bank etc). Son produit phare à l'heure actuel est le Logiciel de gestion de pharmacies ADPharrma.</text:p>
      <text:p text:style-name="P14"><text:s text:c="2"/>.</text:p>
      <text:list xml:id="list644011594" text:style-name="L2">
        <text:list-item>
          <text:list>
            <text:list-header>
              <text:p text:style-name="P53"/>
            </text:list-header>
          </text:list>
        </text:list-item>
      </text:list>
      <text:p text:style-name="P24"/>
      <text:p text:style-name="P27"/>
      <text:p text:style-name="P27"/>
      <text:p text:style-name="P27"/>
      <text:p text:style-name="P27"/>
      <text:p text:style-name="P27">Travaux éventuels déjà effectués sur le plan scientifique relatifs au sujet proposé.</text:p>
      <text:p text:style-name="P27"/>
      <text:p text:style-name="P27"/>
      <text:p text:style-name="P27"/>
      <text:p text:style-name="P27"/>
      <text:p text:style-name="P27"/>
      <text:p text:style-name="P27">Travaux éventuels déjà effectués au sein d'Adorsys en rapport avec la thématique et relatif au sujet proposé</text:p>
      <text:p text:style-name="P27"/>
      <text:p text:style-name="P5"/>
      <text:p text:style-name="P14">Des sujets de mémoires sur la thématique du sujet proposé n'ont pas encore étés réalisés au sein d'adorsys, comme nous l'avons dit plus haut, c'est une innovation que l'entreprise est en train de mettre sur pied. Cependant des mémoires de fins d'études ont plutos étés réalisés sur le logiciel de gestion professionnel .</text:p>
      <text:p text:style-name="P13"/>
      <text:p text:style-name="P29"><text:soft-page-break/></text:p>
      <text:p text:style-name="P28">2- Problématique :</text:p>
      <text:p text:style-name="P5"/>
      <text:p text:style-name="P5">a- Aspect Scientifique/Recherche.</text:p>
      <text:p text:style-name="P23"/>
      <text:p text:style-name="P18">Les aspects scientifiques, et du domaine de la recherche relatifs à la problématique sont les suivants :</text:p>
      <text:p text:style-name="P18"/>
      <text:p text:style-name="P20"><text:span text:style-name="T2">● Le système de codes à barres : <text:s/></text:span><text:span text:style-name="T5">Comment</text:span> Intégrer la technique du code à barres pour l'amélioration de la réalisation des inventaires des produits.</text:p>
      <text:p text:style-name="P20"/>
      <text:p text:style-name="P20"/>
      <text:p text:style-name="P24"><text:s/><text:span text:style-name="T14">● </text:span><text:span text:style-name="T7">Architecture d'un SI orienté mobilité , et intégration au SI existant :</text:span><text:span text:style-name="T15"> </text:span><text:span text:style-name="T11">Comment intégrer une application mobile nouvellement développée à une application desktop existante ?</text:span></text:p>
      <text:p text:style-name="P20"/>
      <text:p text:style-name="P18"><text:span text:style-name="T32">● </text:span><text:span text:style-name="T4">Développement Multi-plateforme</text:span><text:span text:style-name="T32"> : </text:span>Comment développer la même application en parallèle sur plusieurs OS <text:span text:style-name="T32">( Android, iOS, Windows Phone etc) tout en <text:s/>minimisant les couts, le temps ? </text:span></text:p>
      <text:p text:style-name="P32"/>
      <text:p text:style-name="P24"><text:span text:style-name="T14">● </text:span><text:s/><text:span text:style-name="T7">Comment améliorer le référencement /Visibilitéde</text:span><text:span text:style-name="T11"> de son application mobile sur les Stores ( AppStore, Play Store etc) : </text:span><text:span text:style-name="T14">Une fois l'application développée comment faire afin que L’utilisateur <text:s/>aie un accès rapide à la dite <text:s text:c="2"/>applications, devrait -on l'héberger sur les Stores existants , ou alors construire une <text:s/>plate forme d'hébergement d'application spécifique à l'entreprise Adorsys, afin d'y héberger la dite application ?</text:span></text:p>
      <text:p text:style-name="P30"/>
      <text:p text:style-name="P24"><text:span text:style-name="T10">● Techniques du développement d'applications Mobiles </text:span><text:span text:style-name="T32">: </text:span><text:span text:style-name="T14">Quel type d'applications mobiles choisir pour son entreprise : </text:span><text:span text:style-name="T10">Applications native</text:span><text:span text:style-name="T14">s Vs </text:span><text:span text:style-name="T10">Web APP</text:span><text:span text:style-name="T14"> Vs </text:span><text:span text:style-name="T10">Sites webs mobiles</text:span><text:span text:style-name="T14"> Vs </text:span><text:span text:style-name="T10">Applications hybrides</text:span><text:span text:style-name="T14"> ?</text:span></text:p>
      <text:p text:style-name="P30"/>
      <text:p text:style-name="P30"/>
      <text:p text:style-name="P30"><text:span text:style-name="T7">● Web Services : </text:span><text:span text:style-name="T12">Comment mettre en place une</text:span><text:span text:style-name="T7"> </text:span><text:span text:style-name="T12">Architecture orientée services ? <text:s/>Comment Intégrer par les services</text:span></text:p>
      <text:p text:style-name="P6"/>
      <text:p text:style-name="P27"/>
      <text:p text:style-name="P5">b- Aspect Social :</text:p>
      <text:p text:style-name="P5"/>
      <text:p text:style-name="P18">Les aspects sociaux relatifs à la problématique sont les suivants :</text:p>
      <text:p text:style-name="P6"/>
      <text:list xml:id="list761061440" text:style-name="L3">
        <text:list-item>
          <text:p text:style-name="P42">Lenteurs et erreurs lors de la réalisation manuelle des inventaires dans les grandes surfaces.</text:p>
        </text:list-item>
        <text:list-item>
          <text:p text:style-name="P42">Gestion des inventaires concrétisée par de nombreux objets physiques (papier, stylos, imprimantes etc).</text:p>
        </text:list-item>
        <text:list-item>
          <text:p text:style-name="P42">Potenciel des smatphones et de la 3G presque réduit à néant au cameroun:vulgarisation de l'usage du mobile à d'autres fins.</text:p>
        </text:list-item>
        <text:list-item>
          <text:p text:style-name="P42">Utilisation limité de l'internet mobile.</text:p>
        </text:list-item>
        <text:list-item>
          <text:p text:style-name="P42">Protection de la nature</text:p>
        </text:list-item>
        <text:list-item>
          <text:p text:style-name="P57"><text:span text:style-name="T16"><text:s/>I</text:span><text:span text:style-name="T18">ntérets et Apports des applictions mobiles pour les magazins et grandes Marques. </text:span></text:p>
        </text:list-item>
        <text:list-item>
          <text:p text:style-name="P41">Pauvreté des plateformes mobiles en solutions et applications « 100℅ made in Cameroun. »</text:p>
        </text:list-item>
        <text:list-item>
          <text:p text:style-name="P45"><text:s/>Cherté des solutions existantes.</text:p>
        </text:list-item>
      </text:list>
      <text:p text:style-name="P23"/>
      <text:p text:style-name="P23"><text:span text:style-name="T9">3- Résultats attendus :</text:span><text:span text:style-name="T11"><text:line-break/> <text:s text:c="4"/>A la fin du stage académique , Il s'agira de laisser à l'entreprise Adorsys une application mobile </text:span><text:soft-page-break/><text:span text:style-name="T11">devant <text:s/>parfaitement s'intégrer à l'application desktop existante, <text:s/>et dont le but serait de simplifier la procédure de réalisation d'inventaires de produits. L'application devra disposer des </text:span><text:span text:style-name="T11">fonctionnalitées suivantes :</text:span></text:p>
      <text:p text:style-name="P23"><text:s/></text:p>
      <text:p text:style-name="P3">● Besoins fonctionnels : </text:p>
      <text:p text:style-name="P3"/>
      <text:list xml:id="list1866603621" text:style-name="L4">
        <text:list-item>
          <text:p text:style-name="P48">Notifier les responssables de rayons lors de la présence de nouveaux inventaires à réaliser : Chaque responssable n'aura de vue que sur des inventaires aui lui ont été affectés</text:p>
        </text:list-item>
        <text:list-item>
          <text:p text:style-name="P48">Présenter les divers produits pour lequels les inventaires doivent etre réalisés</text:p>
        </text:list-item>
        <text:list-item>
          <text:p text:style-name="P48">De sacanner le <text:s/>code à barres d'un type de produit ,</text:p>
        </text:list-item>
        <text:list-item>
          <text:p text:style-name="P48">De reconnaître automatiquement ce produit à base des informations relatives à ce code barre, </text:p>
        </text:list-item>
        <text:list-item>
          <text:p text:style-name="P48">De renseigner <text:s/>le nombre de produits de ce type <text:s/>présent en <text:s/>rayon</text:p>
          <text:p text:style-name="P48">Le cas écheant ( en cas de panne de l'appareil photo du smartphonne) l'application devrait fonctionner de la facon suivante :</text:p>
        </text:list-item>
        <text:list-item>
          <text:p text:style-name="P48">Pour chacun de ces produits pour lesquels des inventaires doivent etres réalisés, présenter une interface de renseignement manuelle de la quantité de produits présent au rayon.</text:p>
        </text:list-item>
        <text:list-item>
          <text:p text:style-name="P48">Permettre au responssables de rayons de rapatrier ces divers informations vers le cœur de l'application pour le calcul des différents écarts.</text:p>
          <text:p text:style-name="P48"/>
          <text:p text:style-name="P46">NB : Le module de gestion de lots du logiciel existant devra donc lui meme definir son propre système de codes à barres pour l'identification des différents produits, ce qui rendrait cette reconnaissance aisée, une fois après avoir acquit le code présent sur chaque produit.</text:p>
          <text:p text:style-name="P46"/>
        </text:list-item>
      </text:list>
      <text:p text:style-name="P4">● Besoins non fonctionnels : </text:p>
      <text:list xml:id="list254738308" text:style-name="L5">
        <text:list-item>
          <text:p text:style-name="P49">L'application devra aussi pouvoir fonctionner off-line, de telle sorte qu'en abscence de connexion internet, toutes les opérations réalisées soient renregistrées puis renvoyées automatiquement au serveur par la suite.</text:p>
        </text:list-item>
        <text:list-item>
          <text:p text:style-name="P54"><text:span text:style-name="T13">L'application devra etre conviviale ( Friendly User), facile et intuitive d'utilisation .</text:span><text:line-break/></text:p>
          <text:p text:style-name="P44"/>
          <text:p text:style-name="P44">4 - <text:s/>Méthodologie </text:p>
          <text:p text:style-name="P51">Pour mener à bien ce travail nous procèderons en 03 grandes phases</text:p>
          <text:p text:style-name="P49"/>
          <text:p text:style-name="P54"><text:span text:style-name="T13">● </text:span><text:span text:style-name="T10">Phase 1</text:span><text:span text:style-name="T13"> : Phase de documentation technique sur l'application existante ; <text:s/>de prise en main des différentes technologies et FrameWorks devant etre utilisés.</text:span></text:p>
          <text:p text:style-name="P56"><text:span text:style-name="T14">● </text:span><text:span text:style-name="T10">Phase 2</text:span><text:span text:style-name="T14"> : Résolution du problème </text:span></text:p>
          <text:p text:style-name="P56"><text:span text:style-name="T14">● </text:span><text:span text:style-name="T10">Phase 3</text:span><text:span text:style-name="T14"> : Intégration de l'application dans les différents stores.</text:span></text:p>
          <text:p text:style-name="P47"><text:s text:c="2"/></text:p>
          <text:p text:style-name="P55"><text:span text:style-name="T10"><text:s/></text:span><text:line-break/><text:line-break/><text:span text:style-name="T7">5 – Technologies/Outils/Matériels/Logiciels.</text:span></text:p>
        </text:list-item>
      </text:list>
      <text:p text:style-name="P5"/>
      <text:p text:style-name="P17"><text:span text:style-name="T2">système d'exploitation</text:span><text:span text:style-name="T2"> </text:span><text:span text:style-name="T5">:</text:span><text:span text:style-name="T5">Trois (03) plateformes se présentent à nous : Windows, Mac OS , Linux.</text:span></text:p>
      <text:p text:style-name="P36">Utiliser un orinateur Macintosh pour la réalisation de ce travail serait l'idéal ceci pour la grande facilité de l'installation des programmes via le gestionnaire de paquets et via la robustesse et la rapidité des processeurs pour l'émulation des terminaux mobiles virtuels.</text:p>
      <text:p text:style-name="P37"><text:s text:c="6"/>D'autre part, le Macintosh permet en plus de la simulation des applications écrites pour android, la simulation des applications écrites pour iPhone, ce qui n'est absolument pas le cas pour toutes les autres plateformes présentées ci dessus. L'inconvénient majeur ici, est la cherté d'un tel ordinateur.</text:p>
      <text:p text:style-name="P36"><text:soft-page-break/></text:p>
      <text:p text:style-name="P15">Nous utiliserons le système d'exploitation Linux, avec sa distribution Ubuntu ( 12.04 LTS) du fait de :</text:p>
      <text:list xml:id="list40094614" text:style-name="L6">
        <text:list-item>
          <text:p text:style-name="P43">gestionnaire de paquets apt <text:span text:style-name="T5">: le gestionnaire de paquet est un outil puissant qui, installe </text:span><text:span text:style-name="T5">automatiquement des logiciels(paquets) et leurs dépendances éventuelles.</text:span></text:p>
        </text:list-item>
        <text:list-item>
          <text:p text:style-name="P58">Prise en main simple</text:p>
        </text:list-item>
        <text:list-item>
          <text:p text:style-name="P58">Grande communnauté</text:p>
          <text:p text:style-name="P59"/>
        </text:list-item>
      </text:list>
      <text:p text:style-name="P7"><text:s text:c="3"/>Présentation de Linux -Ubuntu : </text:p>
      <text:p text:style-name="P15">Une distribution Linux est un ensemble composé du noyau , d'applications et de documentations , Il en existe plusieurs :<text:span text:style-name="T2">Red Hat ,Fedora ,</text:span> <text:span text:style-name="T2">Debian ,Mandriva, SUSSE, Ubuntu.</text:span></text:p>
      <text:p text:style-name="P36"/>
      <text:p text:style-name="P36"><text:span text:style-name="T32"><text:s text:c="3"/></text:span><text:span text:style-name="T2">Ubuntu ( www.Ubuntu-fr.org ) </text:span>a été fondé en 2005 par le milliardaire sud africain Mark Shuttleworth . Le mot Ubuntu est un mot du langage Bantou signifiant « <text:span text:style-name="T2">humanité</text:span> <text:span text:style-name="T2">aux autres »</text:span> . ou encore , « <text:span text:style-name="T2">je suis ce que je suis grace a ce que nous sommes tous »</text:span> . <text:s/>Ubuntu est un dérivé de <text:span text:style-name="T2">Debian</text:span> dont le but est de fournir des logiciels plus rescents et très fortement axés sur la conviviabilité et l'ergonomie a l'aide du support du plus grand nombre . Ses avantages sont également nombreux :</text:p>
      <text:p text:style-name="P36"/>
      <text:p text:style-name="P36">- Une compatibilité avec les packages de Debian </text:p>
      <text:p text:style-name="P36">- Un système d'installation très simple </text:p>
      <text:p text:style-name="P36">- Une sortie tous le six à huit mois </text:p>
      <text:p text:style-name="P36">- Un environnement graphique agréable </text:p>
      <text:p text:style-name="P36">- Cette distribution est idéale pour les étudiants </text:p>
      <text:p text:style-name="P38"/>
      <text:p text:style-name="P6">Editeurs de codes : </text:p>
      <text:p text:style-name="P24"><text:span text:style-name="T7">L'</text:span><text:span text:style-name="T11">éditeur de code que nous décidons d'utiliser est le suivant : </text:span><text:span text:style-name="T7">atom (www.atom.io) . </text:span><text:span text:style-name="T24"><text:s/>Atom</text:span><text:span text:style-name="T12"> est un éditeur de texte développé par </text:span><text:span text:style-name="T24">Github, il à été développer pour attirer les développeurs Front End ( Interfaces Homme – Machine). </text:span><text:span text:style-name="T7"><text:s/></text:span></text:p>
      <text:p text:style-name="P14">D'autres éditeurs de texte bien connus sur la plateforme Linux sont : sublime Text , Brackets, eclipse (gratuits) et IntelliJ, WebStorm (payants).</text:p>
      <text:p text:style-name="P14"><text:s text:c="5"/>On ne peut le nier, ces éditeurs ont ceci de particulier qu'ils concentrent toute leur attention sur les besoins des développeurs front End. </text:p>
      <text:p text:style-name="P32"><text:s text:c="2"/></text:p>
      <text:p text:style-name="P33"><text:span text:style-name="T2">Design des interfaces Homme – Machines (IHM) </text:span>: </text:p>
      <text:p text:style-name="P33">Nous utiliserons dans le cadre de ce projet <text:span text:style-name="T2">Balsamiq Mockups(www.balsamiq)</text:span>. <text:s/>D'autres outils de design sont : JustInMine, PhotoShop </text:p>
      <text:p text:style-name="P33"/>
      <text:p text:style-name="P35">Devices : </text:p>
      <text:p text:style-name="P32">Un téléphone tournant sde préférence sur le système d'exploitation android</text:p>
      <text:p text:style-name="P32"/>
      <text:p text:style-name="P35">NodeJS : <text:span text:style-name="T5">son gestionnaire de paquets npm (node package manager)simplifie grandement la tache pour l'installation des autres autils .</text:span> </text:p>
      <text:p text:style-name="P32"/>
      <text:p text:style-name="P33"><text:span text:style-name="T2">FrameWork de développement</text:span><text:span text:style-name="T5"> : </text:span></text:p>
      <text:p text:style-name="P32">Ionic : Ionic est un framework de développement d'applications hybrides basé sur AngularJS. Ionic permet de construire des apllications mobiles <text:s/>hybrides à partir des technologies du web telles que : HTML5, CSS3, JavaScript.</text:p>
      <text:p text:style-name="P32"><text:s text:c="3"/><text:span text:style-name="T2">Une application hybride</text:span> est une application indépendante d'une quelquonque plateforme mobile développée à partir des standars du web (HTML5, CSS3, JavaScript.) Plusieurs autres FrameWork existent on peurrait citer: jQuery Mobile, Ttanium</text:p>
      <text:p text:style-name="P34"/>
      <text:p text:style-name="P34"><text:soft-page-break/>FrameWork pour le portage d'une application d'une plateforme à une autre : <text:span text:style-name="T5">Nous avons utilisé </text:span>Apache Cordova<text:span text:style-name="T5">, un autre est PhoneGap.</text:span></text:p>
      <text:p text:style-name="P31"/>
      <text:p text:style-name="P34">Une plateforme de développement<text:span text:style-name="T5"> : </text:span>SDK Android<text:span text:style-name="T5"> dédiée aux applications android(fichiers .apk). </text:span><text:span text:style-name="T5">XCode (fichiers .app)est celui dédié aux applications iOS, nous ne pouvons pas utiliser ce dernier, </text:span><text:span text:style-name="T5">car, nous ne travaillons pas avec un Mac Os. D'autres plateformes de développement exisyent, à l'instar de :Backberry Java (fichiers .cod), Windows Phone developpers Tools (fichier .xap) .</text:span></text:p>
      <text:p text:style-name="P34"><text:span text:style-name="T5"><text:s text:c="4"/>Nous avons choisit la plateforme android pour la simple raison que c'est le système le plus utilisé </text:span><text:span text:style-name="T5">par les smatphones commercialisés sur le térritoire camerounais.</text:span></text:p>
      <text:p text:style-name="P31"/>
      <text:p text:style-name="P31"/>
      <text:p text:style-name="P31"/>
      <text:p text:style-name="P31"/>
      <text:p text:style-name="P31"/>
      <text:p text:style-name="P31"/>
      <text:p text:style-name="P34">Technologie RESTfull<text:span text:style-name="T5">:l'utilisation de RESTfull pour l'implémentation des web services à été choisit du fait que l'application web implémente cette technologie pour l'accès aux ressources. Une autre technologie orienté service est SOAP.</text:span></text:p>
      <text:p text:style-name="P31"/>
      <text:p text:style-name="P31"/>
      <text:p text:style-name="P31"/>
      <text:p text:style-name="P34"><text:span text:style-name="T33">6- Chronogramme des activités :</text:span><text:span text:style-name="T5"><text:line-break/></text:span></text:p>
      <text:p text:style-name="P34">Période du stage ( Février – Juin) = 20 semaines</text:p>
      <text:p text:style-name="P34"/>
      <text:p text:style-name="P34">Activités</text:p>
      <text:p text:style-name="P23"><text:span text:style-name="T13">● A</text:span><text:span text:style-name="T10">1</text:span><text:span text:style-name="T13"> : Phase de documentation technique sur l'application existante ; <text:s/>de prise en main des différentes technologies et FrameWorks devant etre utilisés.(Février – Mars) : </text:span></text:p>
      <text:p text:style-name="P23"><text:span text:style-name="T13">● A</text:span><text:span text:style-name="T10"> 2</text:span><text:span text:style-name="T13"> : Résolution du problème ( Avril - Mai)</text:span></text:p>
      <text:p text:style-name="P23"><text:span text:style-name="T25">● A</text:span><text:span text:style-name="T26"> 3</text:span><text:span text:style-name="T25"> : Intégration de l'application au PlayStore ( Juin)</text:span></text:p>
      <text:p text:style-name="P34"/>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39">Semaine/Activité</text:p>
          </table:table-cell>
          <table:table-cell table:style-name="Table1.A1" office:value-type="string">
            <text:p text:style-name="P39">S1</text:p>
          </table:table-cell>
          <table:table-cell table:style-name="Table1.A1" office:value-type="string">
            <text:p text:style-name="P39">S2</text:p>
          </table:table-cell>
          <table:table-cell table:style-name="Table1.A1" office:value-type="string">
            <text:p text:style-name="P39">S3</text:p>
          </table:table-cell>
          <table:table-cell table:style-name="Table1.E1" office:value-type="string">
            <text:p text:style-name="P39">S4</text:p>
          </table:table-cell>
        </table:table-row>
        <table:table-row>
          <table:table-cell table:style-name="Table1.A2" office:value-type="string">
            <text:p text:style-name="P39">A1</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39"/>
          </table:table-cell>
        </table:table-row>
        <table:table-row>
          <table:table-cell table:style-name="Table1.A2" office:value-type="string">
            <text:p text:style-name="P39">A2</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39"/>
          </table:table-cell>
        </table:table-row>
        <table:table-row>
          <table:table-cell table:style-name="Table1.A2" office:value-type="string">
            <text:p text:style-name="P39">A3</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39"/>
          </table:table-cell>
        </table:table-row>
        <table:table-row>
          <table:table-cell table:style-name="Table1.A2" office:value-type="string">
            <text:p text:style-name="P39">A4</text:p>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E2" office:value-type="string">
            <text:p text:style-name="P39"/>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gamal </meta:initial-creator>
    <meta:creation-date>2016-03-09T15:38:48</meta:creation-date>
    <dc:date>2016-04-06T17:58:42</dc:date>
    <dc:creator>elgamal </dc:creator>
    <meta:editing-duration>PT7H45M55S</meta:editing-duration>
    <meta:editing-cycles>135</meta:editing-cycles>
    <meta:generator>LibreOffice/3.5$Linux_x86 LibreOffice_project/350m1$Build-2</meta:generator>
    <meta:document-statistic meta:table-count="1" meta:image-count="0" meta:object-count="0" meta:page-count="8" meta:paragraph-count="133" meta:word-count="3319" meta:character-count="21504" meta:non-whitespace-character-count="18100"/>
  </office:meta>
</office:document-meta>
</file>